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size-asian="10.5pt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color="#ffffff" style:font-size-asian="10.5pt"/>
    </style:style>
    <style:style style:name="T2" style:family="text">
      <style:text-properties fo:color="#ffffff" fo:font-weight="bold" style:font-size-asian="10.5pt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="Arrow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d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23ff2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e6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000000" draw:marker-start-width="0.2in" draw:marker-end-width="0.2in" draw:fill="none" draw:textarea-vertical-align="middle" draw:auto-grow-height="false" fo:min-height="0.5201in" fo:min-width="0.34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201in" svg:stroke-color="#000000" draw:marker-start="Arrow" draw:marker-start-width="0.1701in" draw:marker-end="Arrowheads_20_1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99c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ffcc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svg:stroke-color="#000000" draw:marker-start="Arrowheads_20_1" draw:marker-start-width="0.1689in" draw:marker-end="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solid" draw:fill-color="#ff33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solid" draw:fill-color="#ffff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18" draw:style-name="gr7" draw:text-style-name="P3" svg:width="2.4543in" svg:height="0.4043in" svg:x="6.972in" svg:y="0.0799in"><text:p text:style-name="P1"><text:span text:style-name="T4">build symlinks via</text:span></text:p><text:p text:style-name="P1"><text:span text:style-name="T3">ln_rootfil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style-name="gr6" draw:text-style-name="P1" svg:width="0.1669in" svg:height="1.6776in" svg:x="6.6756in" svg:y="-0.5575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line text:anchor-type="paragraph" draw:z-index="16" draw:style-name="gr2" draw:text-style-name="P1" svg:x1="2.3055in" svg:y1="1.8591in" svg:x2="3.7382in" svg:y2="0.9882in"><text:p/></draw:line><draw:line text:anchor-type="paragraph" draw:z-index="14" draw:style-name="gr2" draw:text-style-name="P1" svg:x1="2.3055in" svg:y1="1.6197in" svg:x2="3.4882in" svg:y2="0.4154in"><text:p/></draw:line><draw:custom-shape text:anchor-type="paragraph" draw:z-index="13" draw:style-name="gr3" draw:text-style-name="P1" svg:width="3.148in" svg:height="0.3921in" svg:x="3.0917in" svg:y="0.0236in"><text:p text:style-name="P1">Scaler data tree</text:p><text:p text:style-name="P1"><text:span text:style-name="T3">rellum/count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4" draw:style-name="gr2" draw:text-style-name="P1" svg:x1="2.2598in" svg:y1="1.2028in" svg:x2="3.3425in" svg:y2="-0.1618in"><text:p/></draw:line><draw:custom-shape text:anchor-type="paragraph" draw:z-index="3" draw:style-name="gr4" draw:text-style-name="P3" svg:width="2.4543in" svg:height="0.8335in" svg:x="-0.1484in" svg:y="1.2028in"><text:p text:style-name="P1"><text:span text:style-name="T4">Combine rellum and patch</text:span></text:p><text:p text:style-name="P1"><text:span text:style-name="T4">Spin pattern</text:span></text:p><text:p text:style-name="P1"><text:span text:style-name="T3">loop_ReduceDa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style-name="gr3" draw:text-style-name="P1" svg:width="3.148in" svg:height="0.3953in" svg:x="3.0457in" svg:y="-0.5571in"><text:p text:style-name="P1">Output tree from rellum analysis</text:p><text:p text:style-name="P1"><text:span text:style-name="T3">rellum/rtree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" draw:style-name="gr2" draw:text-style-name="P1" svg:x1="1.0783in" svg:y1="1.2028in" svg:x2="1.0783in" svg:y2="0.3346in"><text:p/></draw:line><draw:custom-shape text:anchor-type="paragraph" draw:z-index="0" draw:style-name="gr1" draw:text-style-name="P2" svg:width="3.148in" svg:height="0.637in" svg:x="-0.2646in" svg:y="-0.302in"><text:p text:style-name="P1"><text:span text:style-name="T1">Output files from root12fms</text:span></text:p><text:p text:style-name="P1"><text:span text:style-name="T2">h5/Output/Outputset*.root</text:span></text:p><draw:enhanced-geometry svg:viewBox="0 0 21600 21600" draw:extrusion="true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5" draw:style-name="gr5" draw:text-style-name="P1" svg:width="3.148in" svg:height="0.3921in" svg:x="3.3425in" svg:y="0.5965in"><text:p text:style-name="P1">Polarimetry data tree</text:p><text:p text:style-name="P1"><text:span text:style-name="T3">polar/po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8" draw:style-name="gr4" draw:text-style-name="P1" svg:width="3.148in" svg:height="0.637in" svg:x="5.6465in" svg:y="0.0992in"><text:p text:style-name="P1">Binned Phi Distributions</text:p><text:p text:style-name="P1"><text:span text:style-name="T3">phiset/*.root</text:span></text:p><draw:enhanced-geometry svg:viewBox="0 0 21600 21600" draw:extrusion="true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Standard"/>
      <text:p text:style-name="Standard"><draw:line text:anchor-type="paragraph" draw:z-index="6" draw:style-name="gr2" draw:text-style-name="P1" svg:x1="1.0783in" svg:y1="0.5937in" svg:x2="1.0783in" svg:y2="0.1193in"><text:p/></draw:line></text:p>
      <text:p text:style-name="Standard"><draw:line text:anchor-type="paragraph" draw:z-index="12" draw:style-name="gr2" draw:text-style-name="P1" svg:x1="7.0531in" svg:y1="0.7417in" svg:x2="7.0433in" svg:y2="0.161in"><text:p/></draw:line><draw:line text:anchor-type="paragraph" draw:z-index="10" draw:style-name="gr2" draw:text-style-name="P1" svg:x1="5.6465in" svg:y1="0.161in" svg:x2="3.8673in" svg:y2="1.9839in"><text:p/></draw:line></text:p>
      <text:p text:style-name="Standard"/>
      <text:p text:style-name="Standard"/>
      <text:p text:style-name="Standard"><draw:custom-shape text:anchor-type="paragraph" draw:z-index="21" draw:style-name="gr4" draw:text-style-name="P4" svg:width="2.4543in" svg:height="0.3043in" svg:x="5.8071in" svg:y="0.1354in"><text:p text:style-name="P1"><text:span text:style-name="T3">toa_add.C(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4" draw:text-style-name="P1" svg:width="3.148in" svg:height="0.637in" svg:x="-0.4957in" svg:y="0.0028in"><text:p text:style-name="P1">Reduced Data Set</text:p><text:p text:style-name="P1"><text:span text:style-name="T3">redset/*.root</text:span></text:p><draw:enhanced-geometry svg:viewBox="0 0 21600 21600" draw:extrusion="true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Standard"/>
      <text:p text:style-name="Standard"><draw:line text:anchor-type="paragraph" draw:z-index="20" draw:style-name="gr2" draw:text-style-name="P1" svg:x1="7.0496in" svg:y1="0.637in" svg:x2="7.0398in" svg:y2="0.0563in"><text:p/></draw:line></text:p>
      <text:p text:style-name="Standard"><draw:line text:anchor-type="paragraph" draw:z-index="9" draw:style-name="gr2" draw:text-style-name="P1" svg:x1="2.9126in" svg:y1="0.8339in" svg:x2="1.5472in" svg:y2="0.0646in"><text:p/></draw:line><draw:line text:anchor-type="paragraph" draw:z-index="41" draw:style-name="gr2" draw:text-style-name="P1" svg:x1="0.4827in" svg:y1="0.5429in" svg:x2="0.4736in" svg:y2="0.0646in"><text:p/></draw:line></text:p>
      <text:p text:style-name="Standard"/>
      <text:p text:style-name="Standard"><draw:custom-shape text:anchor-type="paragraph" draw:z-index="11" draw:style-name="gr4" draw:text-style-name="P1" svg:width="2.4024in" svg:height="0.2559in" svg:x="5.7764in" svg:y="0.0898in"><text:p text:style-name="P1"><text:span text:style-name="T3">phiset/al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9" draw:style-name="gr15" draw:text-style-name="P3" svg:width="1.4642in" svg:height="0.2925in" svg:x="-0.3339in" svg:y="0.1161in"><text:p text:style-name="P1"><text:span text:style-name="T3">Diagnostics.C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line text:anchor-type="paragraph" draw:z-index="19" draw:style-name="gr2" draw:text-style-name="P1" svg:x1="7.0598in" svg:y1="0.7343in" svg:x2="7.05in" svg:y2="0.1535in"><text:p/></draw:line></text:p>
      <text:p text:style-name="Standard"><draw:custom-shape text:anchor-type="paragraph" draw:z-index="7" draw:style-name="gr4" draw:text-style-name="P3" svg:width="2.4543in" svg:height="0.8335in" svg:x="2.5819in" svg:y="0.0673in"><text:p text:style-name="P1"><text:span text:style-name="T4">Build binned phi distributions for</text:span></text:p><text:p text:style-name="P1"><text:span text:style-name="T4">kinematic bins and spinbits</text:span></text:p><text:p text:style-name="P1"><text:span text:style-name="T3">loop_PhiDists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2" draw:style-name="gr2" draw:text-style-name="P1" svg:x1="0.411in" svg:y1="0.4024in" svg:x2="0.402in" svg:y2="0.0252in"><text:p/></draw:line></text:p>
      <text:p text:style-name="Standard"/>
      <text:p text:style-name="Standard"><draw:custom-shape text:anchor-type="paragraph" draw:z-index="40" draw:style-name="gr4" draw:text-style-name="P1" svg:width="1.5748in" svg:height="0.2559in" svg:x="-0.4665in" svg:y="0.0189in"><text:p text:style-name="P1"><text:span text:style-name="T3">diag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Standard"><draw:custom-shape text:anchor-type="paragraph" draw:z-index="24" draw:style-name="gr4" draw:text-style-name="P4" svg:width="3.2039in" svg:height="0.5224in" svg:x="5.3484in" svg:y="0.1429in"><text:p text:style-name="P1"><text:span text:style-name="T3">Asym3.C</text:span></text:p><text:p text:style-name="P1"><text:span text:style-name="T4">better to just use </text:span><text:span text:style-name="T3">asym_call_jets</text:span></text:p><draw:enhanced-geometry svg:viewBox="0 0 21600 21600" draw:extrusion="true" draw:glue-points="10800 0 0 10800 10800 21600 21600 10800" draw:type="flowchart-process" draw:enhanced-path="M 0 0 L 21600 0 21600 21600 0 21600 0 0 Z N"/></draw:custom-shape><draw:line text:anchor-type="paragraph" draw:z-index="38" draw:style-name="gr2" draw:text-style-name="P1" svg:x1="2.5819in" svg:y1="0.0307in" svg:x2="1.7437in" svg:y2="0.3169in"><text:p/></draw:line><draw:line text:anchor-type="paragraph" draw:z-index="43" draw:style-name="gr2" draw:text-style-name="P1" svg:x1="0.1575in" svg:y1="0.4598in" svg:x2="0.1484in" svg:y2="0.0827in"><text:p/></draw:line></text:p>
      <text:p text:style-name="Standard"><draw:line text:anchor-type="paragraph" draw:z-index="23" draw:style-name="gr2" draw:text-style-name="P1" svg:x1="2.6346in" svg:y1="0.1339in" svg:x2="1.9055in" svg:y2="0.902in"><text:p/></draw:line><draw:line text:anchor-type="paragraph" draw:z-index="29" draw:style-name="gr2" draw:text-style-name="P1" svg:x1="3.7in" svg:y1="0.1339in" svg:x2="3.7in" svg:y2="1.0866in"><text:p/></draw:line><draw:line text:anchor-type="paragraph" draw:z-index="30" draw:style-name="gr12" draw:text-style-name="P1" svg:x1="7.4154in" svg:y1="0.1146in" svg:x2="9.3134in" svg:y2="0.1146in"><text:p/></draw:line><draw:line text:anchor-type="paragraph" draw:z-index="31" draw:style-name="gr13" draw:text-style-name="P1" svg:x1="9.3134in" svg:y1="0.1146in" svg:x2="9.3134in" svg:y2="2.1055in"><text:p/></draw:line><draw:custom-shape text:anchor-type="paragraph" draw:z-index="36" draw:style-name="gr14" draw:text-style-name="P3" svg:width="1.2039in" svg:height="0.2559in" svg:x="0.9453in" svg:y="0.1252in"><text:p text:style-name="P1"><text:span text:style-name="T4">mass_cuts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Standard"><draw:line text:anchor-type="paragraph" draw:z-index="25" draw:style-name="gr9" draw:text-style-name="P1" svg:x1="8.1728in" svg:y1="0.6744in" svg:x2="8.1819in" svg:y2="0.0252in"><text:p/></draw:line><draw:line text:anchor-type="paragraph" draw:z-index="37" draw:style-name="gr2" draw:text-style-name="P1" svg:x1="1.0264in" svg:y1="0.1083in" svg:x2="0.5283in" svg:y2="0.2165in"><text:p/></draw:line><draw:custom-shape text:anchor-type="paragraph" draw:z-index="35" draw:style-name="gr14" draw:text-style-name="P3" svg:width="1.0823in" svg:height="0.3634in" svg:x="-0.5535in" svg:y="0.0689in"><text:p text:style-name="P1"><text:span text:style-name="T3">MassCutter.C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/>
      <text:p text:style-name="Standard"/>
      <text:p text:style-name="Standard"><draw:custom-shape text:anchor-type="paragraph" draw:z-index="22" draw:style-name="gr8" draw:text-style-name="P1" svg:width="2.2189in" svg:height="0.4543in" svg:x="0.3402in" svg:y="0.1354in"><text:p text:style-name="P1">Bin Environment Vars</text:p><text:p text:style-name="P1"><text:span text:style-name="T3">source env_bins.sh</text:span></text:p><draw:enhanced-geometry svg:viewBox="0 0 21600 21600" draw:glue-points="10800 0 2160 10800 10800 21600 19440 10800" draw:text-areas="4350 0 17250 21600" draw:type="flowchart-manual-operation" draw:enhanced-path="M 0 0 L 21600 0 17250 21600 4350 21600 0 0 Z N"/></draw:custom-shape></text:p>
      <text:p text:style-name="Standard"><draw:custom-shape text:anchor-type="paragraph" draw:z-index="28" draw:style-name="gr11" draw:text-style-name="P1" svg:width="2.3831in" svg:height="1.1906in" svg:x="2.9953in" svg:y="0.1283in"><text:p text:style-name="P1"><text:span text:style-name="T4">run exclusion lists</text:span></text:p><text:p text:style-name="P1"><text:span text:style-name="T3"><text:s/></text:span><text:span text:style-name="T3">- exclusion_list_sph</text:span></text:p><text:p text:style-name="P1"><text:span text:style-name="T3"><text:s/></text:span><text:span text:style-name="T3">- exclusion_list_pi0</text:span></text:p><text:p text:style-name="P1"><text:span text:style-name="T3"><text:s/></text:span><text:span text:style-name="T3">- exclusion_list_thr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3" draw:style-name="gr4" draw:text-style-name="P6" svg:width="2.9543in" svg:height="0.637in" svg:x="5.3201in" svg:y="0.0465in"><text:p text:style-name="P5"><text:span text:style-name="T3">output/ subdirectory:</text:span></text:p><text:p text:style-name="P5"><text:span text:style-name="T3"><text:s/></text:span><text:span text:style-name="T3">- spin_{sph,pi0,thr}.root</text:span></text:p><text:p text:style-name="P5"><text:span text:style-name="T3"><text:s/></text:span><text:span text:style-name="T3">- various pngs</text:span></text:p><draw:enhanced-geometry svg:viewBox="0 0 21600 21600" draw:extrusion="true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Standard"/>
      <text:p text:style-name="Standard"><draw:line text:anchor-type="paragraph" draw:z-index="27" draw:style-name="gr2" draw:text-style-name="P1" svg:x1="1.4917in" svg:y1="0.0146in" svg:x2="1.4917in" svg:y2="0.4484in"><text:p/></draw:line></text:p>
      <text:p text:style-name="Standard"/>
      <text:p text:style-name="Standard"><draw:custom-shape text:anchor-type="paragraph" draw:z-index="26" draw:style-name="gr10" draw:text-style-name="P3" svg:width="2.4543in" svg:height="0.8335in" svg:x="0.3626in" svg:y="0.0654in"><text:p text:style-name="P1"><text:span text:style-name="T4">Generate env_bins.sh</text:span></text:p><text:p text:style-name="P1"><text:span text:style-name="T3">Bin_Splitter.C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line text:anchor-type="paragraph" draw:z-index="32" draw:style-name="gr2" draw:text-style-name="P1" svg:x1="8.2484in" svg:y1="0.189in" svg:x2="9.313in" svg:y2="0.189in"><text:p/></draw:line><draw:custom-shape text:anchor-type="paragraph" draw:z-index="34" draw:style-name="gr4" draw:text-style-name="P1" svg:width="1.5748in" svg:height="0.2559in" svg:x="6.8362in" svg:y="0.0272in"><text:p text:style-name="P1"><text:span text:style-name="T3">spin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0:39:52</meta:creation-date>
    <dc:date>2014-10-01T20:20:14.816274696</dc:date>
    <meta:editing-duration>PT59M21S</meta:editing-duration>
    <meta:editing-cycles>16</meta:editing-cycles>
    <meta:generator>LibreOffice/4.1.3.2$Linux_X86_64 LibreOffice_project/4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